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T1" style:family="text">
      <style:text-properties fo:font-size="18pt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 ce qu'on implémente : </text:p>
      <text:p text:style-name="P1">-Les achievements / succès ?</text:p>
      <text:p text:style-name="P1"/>
      <text:p text:style-name="P1"/>
      <text:p text:style-name="P1">-Sessions ? Sauvegarder une partie ?</text:p>
      <text:p text:style-name="P1"/>
      <text:p text:style-name="P1"/>
      <text:p text:style-name="P1">-Un système de score, un timer ?</text:p>
      <text:p text:style-name="P1"/>
      <text:p text:style-name="P1"/>
      <text:p text:style-name="P1">-Une aide qui permet de savoir où le joueur peut jouer ?</text:p>
      <text:p text:style-name="P1">( inactivité ? )</text:p>
      <text:p text:style-name="P1"/>
      <text:p text:style-name="P1"/>
      <text:p text:style-name="P1">-Une gestion des erreurs en temps réel ?</text:p>
      <text:p text:style-name="P1"/>
      <text:p text:style-name="P1"/>
      <text:p text:style-name="P1">-Possibilité de voir le nombre de 1/0 qui ont été placés par ligne/colone ?</text:p>
      <text:p text:style-name="P1"/>
      <text:p text:style-name="P1"/>
      <text:p text:style-name="P1">-La possibilité de sauvegarder l'état du jeu pour placer des hypothèses ?</text:p>
      <text:p text:style-name="P1"/>
      <text:p text:style-name="P1"/>
      <text:p text:style-name="P1">-Personnaliser le skin du jeu ?</text:p>
      <text:p text:style-name="P1"/>
      <text:p text:style-name="P1"/>
      <text:p text:style-name="P1">-Changer la difficulté ?</text:p>
      <text:p text:style-name="P1"/>
      <text:p text:style-name="P1"/>
      <text:p text:style-name="P1">-Changer la langue ?</text:p>
      <text:p text:style-name="P1"/>
      <text:p text:style-name="P1"/>
      <text:p text:style-name="P1">-Un système de high-score ? </text:p>
      <text:p text:style-name="P1"/>
      <text:p text:style-name="P1"/>
      <text:p text:style-name="P1">-- En ligne --</text:p>
      <text:p text:style-name="P1">-Multi-joueurs en ligne ?</text:p>
      <text:p text:style-name="P1"/>
      <text:p text:style-name="P1"/>
      <text:p text:style-name="P1">-High-score en ligne ?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quentin boiveau</meta:initial-creator>
    <meta:creation-date>2015-01-16T15:20:12</meta:creation-date>
    <dc:date>2015-01-19T17:01:12.72</dc:date>
    <dc:creator>Pierre Cartier</dc:creator>
    <meta:editing-duration>PT11M36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6" meta:word-count="104" meta:character-count="546"/>
  </office:meta>
</office:document-meta>
</file>